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sse Parnell</text:p>
      <text:p text:style-name="P2">Professor James</text:p>
      <text:p text:style-name="P2">English 98</text:p>
      <text:p text:style-name="P2">16 September 2014</text:p>
      <text:p text:style-name="P3">End Of The Citrine Glow</text:p>
      <text:p text:style-name="P2"><text:tab/>The city's citrine glow flooded in, as the blinds gracefully folded open, revealing a simple minimalistic room, containing all non-organic materials with the exception of dark basalt tile on the floors. A coffee maker in another room fired up with a quiet burble, as if on a schedule, and it's sweet aroma of a Kona blend brew filled the apartments atmosphere through all of the closed cycle cooling vents. Across the room, a smart thermostat illuminates blue, as it rapidly flows through digits, showing the temperature setting shifting lower and lower, then gracefully, it falls dark again. A few moments later the rooms soft ambient wind chime sound-scape began to quiet as the dim glow of a digital wall clock hit 3:58AM. As the apartments devices all went silent, a call dial tone surfaced from somewhere inside the apartment, and a smart auto-answering system patched the call through to the bedroom, “Amelia, this is your 4 AM wake up call...” A tired voice then answered, “Thanks Matt, punctual as usual...”</text:p>
      <text:p text:style-name="P2"><text:tab/>The city's magnificence, its glow, a symbol of mans rule over nature, was now scarcely overpowered by the sun, natures beacon of light. Amelia stood on the apartments balcony, in full black business casual, elbows wresting on the new Victorian black balcony railings, viewing the rise of the sun. The sounds of a familiar political debate hounding from the TV next door soon disturbed her meditation, “The Photon Condensers from ComTech will be a disaster for the 3D printing industry. ComTech will have a monopoly against this industry, and if we do not control them now, they will destroy the entire free market system. Who can compete against them? Who on earth would vote against HR1492? Taxation, and massive sanctions still have yet to quell the destructive influence of <text:soft-page-break/>ComTech, and other greedy corporations. Our bill will officially stop them in their tracks, and allow our economic situation more time to stabilize.” Amelia shook her head in disgust, imagining the speaker as a typical fat politician in a shiny new polyester suit. As she turned and placed her back to the sunrise, peering into her bedroom, her new secretary, Darren, was already waiting for her.</text:p>
      <text:p text:style-name="P2"><text:tab/>“Darren, your early, how did you let yourself in – never mind, what's the situation?” Darren stiffened up into a more militarily trained stance, responding in a concerne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CIA, what's the level of intensity?” Darren folded his arms, as if to state he was at ease, and following instruction, yet still rigid, “Level C. Do you require time to pack your bags?” Amelia quickly responded while walking to her closet, “No, already packed, I always expect the worst.” She placed her hand on the dark semi-mirrored surface of the closet sliding door, for a few seconds until her hand felt warm on the surface, then removed her hand revealing her print glowing green from underneath. Within seconds, a black gloss tile seemingly floated out from the wall next to her revealing a drawer in which captured Darren's curiosity, “ Primitive. I have invented better” he exclaimed, yet still fascinated in the artistic perspective. Ignoring him, Amelia quickly removed a small black leather briefcase as the drawer hummed with its servo motors, automatically retracting itself back into the wall. Amelia turned towards Darren, noticing he was staring awkwardly at her black briefcase, she responded without shame, “Black is my favorite color,” as she took a large step rushing out of the bedroom towards her apartments exit.</text:p>
      <text:p text:style-name="P2"><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text:soft-page-break/>apparent Amelia appeared unprofessional to him. This is a very serious matter she thought, he was not even this rigid during his interviews. Within minutes, what was a black dot in the sky manifested its self as a helicopter and was already maneuvering to land, powering it's fierce thrust against any and all in it's wake. The helicopter tapped the ground with a thud as its gloss black door slid open. Amelia and Darren raced towards the helicopter keeping their heads low from the blades, while a man in a tan suit within the helicopter was waving them to rush.</text:p>
      <text:p text:style-name="P2"><text:tab/>Before they could even seat themselves properly, the helicopter was already throttling up to escape the earths gravity holding them to the ComTech apartment tower. Amelia hardly had her seat buckled before the man in the tan suit, John, turns to face her from the front seat in frustration, “I told you last year to take your base of operations to China, what the hell are you doing Amelia? Allowing yourself to be forced under laws and regulations to give up your wealth, and live as a Middle Class? The other investors wanted to leave you there, but I have far too much invested into ComTech to see it fall now.” Amelia interrupted, snapping quickly, “What happened John?” He paused, “Just tell me first that you have the briefcase. Does it contain the updated IP?” Asking in a more calming tone. She snapped back in a quick confirmation, “Yes.” </text:p>
      <text:p text:style-name="P2"><text:tab/>John took a calming deep breath, “HR1492 passed... The American people do not have faith in the Free Market system anymore, they do not believe...” John paused, “The US government is confiscating all the servers at our co-location centers. They're looking for Intellectual Property (IP), they're looking to take our patents, our designs, our entire IP profile to be given to the smaller, more competitive 3D printing industry.” John awaited Amelia's reply. She responded with a worrying tone, “Our IP on all servers are encrypted correct? Do we have an evasion plan? We were supposed to have a moment to comply, how can they even do this without a warrant?” John paused again, glanced away for a moment as the helicopter was nearing a small private airport, it's black landing strips stretching out in the distance, “I took the liberty to setup a meeting in New York, our Hong Kong investors will be <text:soft-page-break/>waiting for us there, we have only 12 hours to find a solution. We have 12 hours to do something, 12 hours to have the base of operations transferred to Hong Kong. We will then date the corporate transfer on paper as if it was filed before the bills passage. They thought they could catch us off guard.”</text:p>
      <text:p text:style-name="P2"><text:tab/>Amelia realized she had many good friends in high places, as she unexpectedly arrived at the Goldman Sachs tower earlier than scheduled. Her feet were cold, she knew if there was any hope for an alternative to save ComTech, it would be through the rich and powerful, but within her, she knew they would have to make a profit out of the deal, something felt morally wrong. Amelia froze standing in the entrance of the upper floor, as John walked ahead. Immediately, he, noticed her disappearance from his side and, questioned her strength, “You have come this far, yet you stand here frozen? Do you question saving ComTech?” Amelia answered with a whisper nearly drowned by the ambient office music, “If I move the operations to Hong Kong, the US will have no authority to capture our property, I can market the Photon Condenser, and completely revolutionize the way all products are manufactured. Every man woman and child that owns one, will never live in hunger when all food could be replicated from a simple wall outlet. But if I do move, billions of dollars of tax money ComTech provides to the city, will be lost. ComTech provides all of the wealth for Detroit, single handedly. Do you want me to provide a second economic collapse for Detroit? Do you think these people deserve that kind of treatment?” She turned back facing the elevator in temptation.</text:p>
      <text:p text:style-name="P2"><text:s/><text:tab/>John calmly took a deep breath standing up straighter, looking slightly upwards as if finding his words, “You can't stop innovation Amelia... the city is already dead. ComTech cannot support Detroit without innovation. You cannot carry a dead weight forever. With these laws in place, somebody down the line will make something revolutionary again, like you, and the same event will repeat. Amelia, it's not your fault, it's our competitors, lawmakers, and ignorant citizens. They don't want to compete, they don't want to rent your patents, they wish to steal it instead. Now stop this cycle before it begins, tell the world you wish to advance man kind, keep them working whether or not they think its good for <text:soft-page-break/>them.” Amelia closed her eyes taking a deep breath, and tugged on her sleeves, pulling the wrinkles out. She turned around, stood up straighter, and took a few steps forward. She then glanced back, “Thanks John, I don't like this, but at least now I know what I must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arnell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rillobite </meta:initial-creator>
    <meta:creation-date>2014-09-14T14:20:30</meta:creation-date>
    <dc:date>2014-09-23T22:04:04.13</dc:date>
    <meta:editing-duration>PT10H12M41S</meta:editing-duration>
    <meta:editing-cycles>49</meta:editing-cycles>
    <meta:generator>OpenOffice.org/3.0$Win32 OpenOffice.org_project/300m15$Build-9379</meta:generator>
    <meta:document-statistic meta:table-count="0" meta:image-count="0" meta:object-count="0" meta:page-count="5" meta:paragraph-count="14" meta:word-count="1591" meta:character-count="9182"/>
    <meta:user-defined meta:name="Info 1"/>
    <meta:user-defined meta:name="Info 2"/>
    <meta:user-defined meta:name="Info 3"/>
    <meta:user-defined meta:name="Info 4"/>
  </office:meta>
</office:document-meta>
</file>